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73f0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paragraph-rsid="001b73f0" style:font-weight-asian="bold" style:font-weight-complex="bold"/>
    </style:style>
    <style:style style:name="T1" style:family="text">
      <style:text-properties officeooo:rsid="001b73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** Info **</text:span></text:p>
      <text:p text:style-name="Standard"/>
      <text:p text:style-name="P1"><text:span text:style-name="T1">Paypal Support:</text:span></text:p>
      <text:p text:style-name="P1"><text:a xlink:type="simple" xlink:href="https://ppmts.custhelp.com/"><text:span text:style-name="T1">https://ppmts.custhelp.com/</text:span></text:a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as Uniyal</meta:initial-creator>
    <meta:creation-date>2013-08-08T10:32:17</meta:creation-date>
    <dc:date>2013-08-08T10:32:54</dc:date>
    <dc:creator>Vikas Uniyal</dc:creator>
    <meta:editing-duration>P0D</meta:editing-duration>
    <meta:editing-cycles>1</meta:editing-cycles>
    <meta:document-statistic meta:table-count="0" meta:image-count="0" meta:object-count="0" meta:page-count="1" meta:paragraph-count="3" meta:word-count="6" meta:character-count="52" meta:non-whitespace-character-count="49"/>
    <meta:generator>LibreOffice/4.0.2.2$Linux_x86 LibreOffice_project/400m0$Build-2</meta:generator>
  </office:meta>
</office:document-meta>
</file>